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Dog</text:p>
      <text:p text:style-name="Standard">{</text:p>
      <text:p text:style-name="Standard"><text:s text:c="4"/>private String name;</text:p>
      <text:p text:style-name="Standard"><text:s text:c="4"/>private String color;</text:p>
      <text:p text:style-name="Standard"><text:s text:c="4"/>public Dog(String name, String color)</text:p>
      <text:p text:style-name="Standard"><text:s text:c="4"/>{</text:p>
      <text:p text:style-name="Standard"><text:s text:c="8"/>this.name=name;</text:p>
      <text:p text:style-name="Standard"><text:s text:c="8"/>this.color=color;</text:p>
      <text:p text:style-name="Standard"><text:s text:c="4"/>}</text:p>
      <text:p text:style-name="Standard"><text:s text:c="4"/>public static void main(String [] agrs)</text:p>
      <text:p text:style-name="Standard"><text:s text:c="4"/>{</text:p>
      <text:p text:style-name="Standard"><text:s text:c="8"/>Dog myDog=new Dog("Bailey","Black");</text:p>
      <text:p text:style-name="Standard"><text:s text:c="8"/>System.out.println("Dog's name:" +myDog.name);</text:p>
      <text:p text:style-name="Standard"><text:s text:c="8"/>System.out.println("Cat's.color:" +myDog.color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07:30.499660289</meta:creation-date>
    <dc:date>2024-09-19T11:09:07.887359673</dc:date>
    <meta:editing-duration>PT1M37S</meta:editing-duration>
    <meta:editing-cycles>1</meta:editing-cycles>
    <meta:document-statistic meta:table-count="0" meta:image-count="0" meta:object-count="0" meta:page-count="1" meta:paragraph-count="16" meta:word-count="35" meta:character-count="366" meta:non-whitespace-character-count="275"/>
    <meta:generator>LibreOffice/6.4.7.2$Linux_X86_64 LibreOffice_project/40$Build-2</meta:generator>
  </office:meta>
</office:document-meta>
</file>